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DejaVu Sans1" svg:font-family="'DejaVu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14d9" officeooo:paragraph-rsid="001314d9"/>
    </style:style>
    <style:style style:name="P2" style:family="paragraph" style:parent-style-name="Standard">
      <style:text-properties officeooo:paragraph-rsid="001314d9"/>
    </style:style>
    <style:style style:name="P3" style:family="paragraph" style:parent-style-name="Standard">
      <style:text-properties officeooo:paragraph-rsid="001a8e61"/>
    </style:style>
    <style:style style:name="P4" style:family="paragraph" style:parent-style-name="Text_20_body">
      <style:text-properties officeooo:paragraph-rsid="001314d9"/>
    </style:style>
    <style:style style:name="P5" style:family="paragraph" style:parent-style-name="Text_20_body">
      <style:text-properties officeooo:rsid="001314d9" officeooo:paragraph-rsid="001314d9"/>
    </style:style>
    <style:style style:name="P6" style:family="paragraph" style:parent-style-name="Text_20_body">
      <style:text-properties officeooo:rsid="0014b31e" officeooo:paragraph-rsid="0014b31e"/>
    </style:style>
    <style:style style:name="P7" style:family="paragraph" style:parent-style-name="Text_20_body">
      <style:text-properties officeooo:paragraph-rsid="00165694"/>
    </style:style>
    <style:style style:name="P8" style:family="paragraph" style:parent-style-name="Standard">
      <style:text-properties officeooo:paragraph-rsid="001a8e61"/>
    </style:style>
    <style:style style:name="P9" style:family="paragraph" style:parent-style-name="Text_20_body">
      <style:text-properties fo:color="#000000" style:font-name="Ubuntu Mono" officeooo:rsid="00165694" officeooo:paragraph-rsid="00165694"/>
    </style:style>
    <style:style style:name="T1" style:family="text">
      <style:text-properties officeooo:rsid="001314d9"/>
    </style:style>
    <style:style style:name="T2" style:family="text">
      <style:text-properties officeooo:rsid="00165694"/>
    </style:style>
    <style:style style:name="T3" style:family="text">
      <style:text-properties fo:color="#000000" style:font-name="Ubuntu Mono"/>
    </style:style>
    <style:style style:name="T4" style:family="text">
      <style:text-properties fo:color="#000000" style:font-name="Ubuntu Mono" officeooo:rsid="00165694"/>
    </style:style>
    <style:style style:name="T5" style:family="text">
      <style:text-properties officeooo:rsid="001913ca"/>
    </style:style>
    <style:style style:name="T6" style:family="text">
      <style:text-properties officeooo:rsid="001a8e61"/>
    </style:style>
    <style:style style:name="T7" style:family="text">
      <style:text-properties style:font-name="Liberation Serif" officeooo:rsid="001314d9"/>
    </style:style>
    <style:style style:name="T8" style:family="text">
      <style:text-properties style:font-name="Liberation Serif" officeooo:rsid="001a8e61"/>
    </style:style>
    <style:style style:name="T9" style:family="text">
      <style:text-properties officeooo:rsid="001b77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Kelp project manual</text:p>
      <text:p text:style-name="P1"/>
      <text:p text:style-name="P2"><text:span text:style-name="T1">First you </text:span><text:span text:style-name="T7">need</text:span><text:span text:style-name="T1"> to install Dot N</text:span>et Core <text:span text:style-name="T1">pre-requisites, mainly <text:s/></text:span><text:span text:style-name="Source_20_Text">dotnet-sdk-2.2.</text:span></text:p>
      <text:p text:style-name="P3"><text:span text:style-name="Source_20_Text"><text:span text:style-name="T8">This link contains the instructions: </text:span></text:span><text:a xlink:type="simple" xlink:href="https://dotnet.microsoft.com/download/linux-package-manager/ubuntu16-04/sdk-current" text:style-name="Internet_20_link" text:visited-style-name="Visited_20_Internet_20_Link"><text:span text:style-name="Source_20_Text"><text:span text:style-name="T8">https://dotnet.microsoft.com/download/linux-package-manager/ubuntu16-04/sdk-current</text:span></text:span></text:a></text:p>
      <text:p text:style-name="P3"><text:span text:style-name="Source_20_Text"><text:span text:style-name="T8">https://www.ostechnix.com/how-to-install-microsoft-net-core-sdk-on-linux/</text:span></text:span></text:p>
      <text:p text:style-name="P5"/>
      <text:p text:style-name="P5">Second, you need to setup a development <text:span text:style-name="T2">environment</text:span> to develop, test and run your dotnet core programs:</text:p>
      <text:p text:style-name="P4"><text:span text:style-name="T1">1. </text:span>Install Mono <text:span text:style-name="T2">run-time</text:span> <text:span text:style-name="T2">environment</text:span></text:p>
      <text:p text:style-name="P4"><text:span text:style-name="T1">2. </text:span>Install Mono development (Documentation not <text:span text:style-name="T2">enough</text:span> on it's own) </text:p>
      <text:p text:style-name="P4"><text:span text:style-name="T1">A link to M</text:span>ono complete installation:<text:line-break/><text:a xlink:type="simple" xlink:href="https://www.mono-project.com/download/stable/#download-lin" text:style-name="Internet_20_link" text:visited-style-name="Visited_20_Internet_20_Link">https://www.mono-project.com/download/stable/#download-lin</text:a></text:p>
      <text:p text:style-name="P5">Afterwards, you’re ready to start. There are linux commands <text:s/>you can use to create a new <text:span text:style-name="T2">project</text:span> and run it and all, but the easiest way is to use Mono.</text:p>
      <text:p text:style-name="P5"><text:span text:style-name="T2">This project</text:span> is using a .net core w<text:span text:style-name="T6">e</text:span>b API project, you need to know how to work with “static files in .net core web api” and you need to setup your project to enable CORS. There are msdn tutorials for them on the Internet. <text:span text:style-name="T5">Use startup.cs file to make changes to the project.</text:span></text:p>
      <text:p text:style-name="P6">The project is able to handle requests from client side, which are:</text:p>
      <text:p text:style-name="P6">1. Creating different configuration files</text:p>
      <text:p text:style-name="P6">2. Start trading based on user’s strategy</text:p>
      <text:p text:style-name="P6">3. Stop trading on user’s demand</text:p>
      <text:p text:style-name="P6"/>
      <text:p text:style-name="P6">So, this project has 3 class librar<text:span text:style-name="T9">ies</text:span>: </text:p>
      <text:p text:style-name="P6">1. <text:s/>API layer containing views and controllers (main project)</text:p>
      <text:p text:style-name="P6">2. Business Layer containing Models like configuration file models, and a repository class that has all <text:span text:style-name="T2">necessary</text:span> methods to work with models in order to handle user requests like creating different configuration files and running different shell commands.</text:p>
      <text:p text:style-name="P6">Note: For the sake of simplicity and the fact that <text:span text:style-name="T2">it </text:span>was a small project at that time, I merged Model with Business layer.</text:p>
      <text:p text:style-name="P6">3. Framework Layer containing cross-concern<text:span text:style-name="T2">s, for this project I assume it would be things like creating, reading and writing files.</text:span></text:p>
      <text:p text:style-name="P6"/>
      <text:p text:style-name="P7"><text:span text:style-name="T2">To handle process in donnet Core, the goto library would be “</text:span><text:span text:style-name="T3">System.Diagnostics.Process”</text:span></text:p>
      <text:p text:style-name="P7"><text:span text:style-name="T4">To work woth files use standard libraries “</text:span><text:span text:style-name="T3">System.IO.StreamWriter” </text:span><text:span text:style-name="T4">and “System.IO.File”.</text:span></text:p>
      <text:p text:style-name="P9"/>
      <text:p text:style-name="P6"><text:soft-page-break/></text:p>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DejaVu Sans1" svg:font-family="'DejaVu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09:30:02.746270844</meta:creation-date>
    <dc:date>2019-04-08T14:40:19.191713521</dc:date>
    <meta:editing-duration>PT1H42M4S</meta:editing-duration>
    <meta:editing-cycles>3</meta:editing-cycles>
    <meta:generator>LibreOffice/6.0.7.3$Linux_X86_64 LibreOffice_project/00m0$Build-3</meta:generator>
    <meta:document-statistic meta:table-count="0" meta:image-count="0" meta:object-count="0" meta:page-count="2" meta:paragraph-count="21" meta:word-count="293" meta:character-count="1987" meta:non-whitespace-character-count="1710"/>
  </office:meta>
</office:document-meta>
</file>